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wrap-option="wrap" fo:border="0.06pt solid #000000"/>
    </style:style>
    <style:style style:name="ce7" style:family="table-cell" style:parent-style-name="Default">
      <style:table-cell-properties fo:background-color="#999999" fo:wrap-option="wrap" fo:border="0.06pt solid #000000" style:rotation-angle="90"/>
    </style:style>
    <style:style style:name="ce8" style:family="table-cell" style:parent-style-name="Default" style:data-style-name="N1">
      <style:table-cell-properties fo:background-color="#999999" fo:wrap-option="wrap" fo:border="0.06pt solid #000000"/>
    </style:style>
    <style:style style:name="ce9" style:family="table-cell" style:parent-style-name="Default" style:data-style-name="N1">
      <style:table-cell-properties fo:background-color="#ffff66" fo:wrap-option="wrap" fo:border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column table:style-name="co2" table:number-columns-repeated="1005" table:default-cell-style-name="ce1"/>
        <table:table-row table:style-name="ro1" table:number-rows-repeated="2">
          <table:table-cell table:number-columns-repeated="1022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Práctica de clase (ecuación sg, calificación y aumentos)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style-name="ce3" office:value-type="string" calcext:value-type="string">
            <text:p>puntos tareas y praćticas</text:p>
          </table:table-cell>
          <table:table-cell table:style-name="ce7" office:value-type="string" calcext:value-type="string">
            <text:p>Promedio tareas y prácticas</text:p>
          </table:table-cell>
          <table:table-cell table:style-name="ce3" office:value-type="string" calcext:value-type="string">
            <text:p>Examen</text:p>
          </table:table-cell>
          <table:table-cell table:style-name="ce7" office:value-type="string" calcext:value-type="string">
            <text:p>Promedio examen</text:p>
          </table:table-cell>
          <table:table-cell table:style-name="ce2" office:value-type="string" calcext:value-type="string">
            <text:p>Autoevaluación</text:p>
          </table:table-cell>
          <table:table-cell table:style-name="ce7" office:value-type="string" calcext:value-type="string">
            <text:p>Calificacion final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86.05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</text:span><text:span text:style-name="T1">elementos que </text:span><text:span text:style-name="T1">indican qué acción </text:span><text:span text:style-name="T1">se debe realizar </text:span><text:span text:style-name="T1">por ejemplo:</text:span></text:p>
              <text:p text:style-name="P1"><text:span text:style-name="T1"/></text:p>
              <text:p text:style-name="P1"><text:span text:style-name="T1">escribir "Introduce </text:span><text:span text:style-name="T1">el costo del </text:span><text:span text:style-name="T1">artículo" /* En </text:span><text:span text:style-name="T1">este caso la </text:span><text:span text:style-name="T1">palabra escribir </text:span><text:span text:style-name="T1">corresponde a una </text:span><text:span text:style-name="T1">acción que hará el </text:span><text:span text:style-name="T1">programa*/</text:span></text:p>
              <text:p text:style-name="P1"><text:span text:style-name="T1"/></text:p>
              <text:p text:style-name="P1"><text:span text:style-name="T1">Leer costo; / *En </text:span><text:span text:style-name="T1">este caso la </text:span><text:span text:style-name="T1">palabra leer indica </text:span><text:span text:style-name="T1">una acción que se </text:span><text:span text:style-name="T1">supone el </text:span><text:span text:style-name="T1">programa espera </text:span><text:span text:style-name="T1">un dato que </text:span><text:span text:style-name="T1">introducirá el </text:span><text:span text:style-name="T1">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</text:span><text:span text:style-name="T1">observaciones que </text:span><text:span text:style-name="T1">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</text:span><text:span text:style-name="T1">observaciones que </text:span><text:span text:style-name="T1">en el resto de los </text:span><text:span text:style-name="T1">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6" table:formula="of:=SUM([.B4:.N4])/13" office:value-type="float" office:value="49.2307692307692" calcext:value-type="float">
            <text:p>49</text:p>
          </table:table-cell>
          <table:table-cell table:style-name="ce8" table:formula="of:=([.O4]*SUM([Encuadre.B$1:.B$2]))/[Encuadre.B$5]" office:value-type="float" office:value="36.9230769230769" calcext:value-type="float">
            <text:p>37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8" table:formula="of:=([.Q4]*[Encuadre.B$3])/[Encuadre.B$5]" office:value-type="float" office:value="6" calcext:value-type="float">
            <text:p>6</text:p>
          </table:table-cell>
          <table:table-cell table:style-name="ce2"/>
          <table:table-cell table:style-name="ce9" table:formula="of:=SUM([.P4];[.R4];[.S4])" office:value-type="float" office:value="42.9230769230769" calcext:value-type="float">
            <text:p>4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SUM([.B5:.N5])/13" office:value-type="float" office:value="67.3076923076923" calcext:value-type="float">
            <text:p>67</text:p>
          </table:table-cell>
          <table:table-cell table:style-name="ce8" table:formula="of:=([.O5]*SUM([Encuadre.B$1:.B$2]))/[Encuadre.B$5]" office:value-type="float" office:value="50.4807692307692" calcext:value-type="float">
            <text:p>50</text:p>
          </table:table-cell>
          <table:table-cell table:style-name="ce5" table:formula="of:=(50/15)*10+50" office:value-type="float" office:value="83.3333333333333" calcext:value-type="float">
            <text:p>83</text:p>
          </table:table-cell>
          <table:table-cell table:style-name="ce8" table:formula="of:=([.Q5]*[Encuadre.B$3])/[Encuadre.B$5]" office:value-type="float" office:value="16.6666666666667" calcext:value-type="float">
            <text:p>17</text:p>
          </table:table-cell>
          <table:table-cell table:style-name="ce2"/>
          <table:table-cell table:style-name="ce8" table:formula="of:=SUM([.P5];[.R5];[.S5])" office:value-type="float" office:value="67.1474358974359" calcext:value-type="float">
            <text:p>6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86.05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50" calcext:value-type="float">
            <office:annotation draw:style-name="gr2" draw:text-style-name="P2" svg:width="28.99mm" svg:height="152.11mm" svg:x="298.94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</text:span><text:span text:style-name="T1">haber 3 </text:span><text:span text:style-name="T1">validaciones para </text:span><text:span text:style-name="T1">las condiciones </text:span><text:span text:style-name="T1">que se le </text:span><text:span text:style-name="T1">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</text:span><text:span text:style-name="T1">haber utliado un </text:span><text:span text:style-name="T1">contador para </text:span><text:span text:style-name="T1">incrementar los ń's </text:span><text:span text:style-name="T1"><text:s/>valores en los </text:span><text:span text:style-name="T1">que tendría que </text:span><text:span text:style-name="T1">dividir la cantidad </text:span><text:span text:style-name="T1">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</text:span><text:span text:style-name="T1">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6" table:formula="of:=SUM([.B6:.N6])/13" office:value-type="float" office:value="68.0769230769231" calcext:value-type="float">
            <text:p>68</text:p>
          </table:table-cell>
          <table:table-cell table:style-name="ce8" table:formula="of:=([.O6]*SUM([Encuadre.B$1:.B$2]))/[Encuadre.B$5]" office:value-type="float" office:value="51.0576923076923" calcext:value-type="float">
            <text:p>51</text:p>
          </table:table-cell>
          <table:table-cell table:style-name="ce5" table:formula="of:=(50/15)*11" office:value-type="float" office:value="36.6666666666667" calcext:value-type="float">
            <text:p>37</text:p>
          </table:table-cell>
          <table:table-cell table:style-name="ce8" table:formula="of:=([.Q6]*[Encuadre.B$3])/[Encuadre.B$5]" office:value-type="float" office:value="7.33333333333334" calcext:value-type="float">
            <text:p>7</text:p>
          </table:table-cell>
          <table:table-cell table:style-name="ce2"/>
          <table:table-cell table:style-name="ce8" table:formula="of:=SUM([.P6];[.R6];[.S6])" office:value-type="float" office:value="58.3910256410257" calcext:value-type="float">
            <text:p>5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6" table:formula="of:=SUM([.B7:.N7])/13" office:value-type="float" office:value="70.3846153846154" calcext:value-type="float">
            <text:p>70</text:p>
          </table:table-cell>
          <table:table-cell table:style-name="ce8" table:formula="of:=([.O7]*SUM([Encuadre.B$1:.B$2]))/[Encuadre.B$5]" office:value-type="float" office:value="52.7884615384615" calcext:value-type="float">
            <text:p>53</text:p>
          </table:table-cell>
          <table:table-cell table:style-name="ce4" table:formula="of:=(50/15)*12+30" office:value-type="float" office:value="70" calcext:value-type="float">
            <text:p>70</text:p>
          </table:table-cell>
          <table:table-cell table:style-name="ce8" table:formula="of:=([.Q7]*[Encuadre.B$3])/[Encuadre.B$5]" office:value-type="float" office:value="14" calcext:value-type="float">
            <text:p>14</text:p>
          </table:table-cell>
          <table:table-cell table:style-name="ce2"/>
          <table:table-cell table:style-name="ce8" table:formula="of:=SUM([.P7];[.R7];[.S7])" office:value-type="float" office:value="66.7884615384615" calcext:value-type="float">
            <text:p>6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 table:number-columns-repeated="5"/>
          <table:table-cell table:style-name="ce6" table:formula="of:=SUM([.B8:.N8])/13" office:value-type="float" office:value="13.8461538461538" calcext:value-type="float">
            <text:p>14</text:p>
          </table:table-cell>
          <table:table-cell table:style-name="ce8" table:formula="of:=([.O8]*SUM([Encuadre.B$1:.B$2]))/[Encuadre.B$5]" office:value-type="float" office:value="10.3846153846154" calcext:value-type="float">
            <text:p>10</text:p>
          </table:table-cell>
          <table:table-cell table:style-name="ce4"/>
          <table:table-cell table:style-name="ce8" table:formula="of:=([.Q8]*[Encuadre.B$3])/[Encuadre.B$5]" office:value-type="float" office:value="0" calcext:value-type="float">
            <text:p>0</text:p>
          </table:table-cell>
          <table:table-cell table:style-name="ce2"/>
          <table:table-cell table:style-name="ce9" table:formula="of:=SUM([.P8];[.R8];[.S8])" office:value-type="float" office:value="10.3846153846154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6" table:formula="of:=SUM([.B9:.N9])/13" office:value-type="float" office:value="13.8461538461538" calcext:value-type="float">
            <text:p>14</text:p>
          </table:table-cell>
          <table:table-cell table:style-name="ce8" table:formula="of:=([.O9]*SUM([Encuadre.B$1:.B$2]))/[Encuadre.B$5]" office:value-type="float" office:value="10.3846153846154" calcext:value-type="float">
            <text:p>10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8" table:formula="of:=([.Q9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9" table:formula="of:=SUM([.P9];[.R9];[.S9])" office:value-type="float" office:value="17.0512820512821" calcext:value-type="float">
            <text:p>1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2" office:value-type="float" office:value="100" calcext:value-type="float">
            <text:p>100</text:p>
          </table:table-cell>
          <table:table-cell table:style-name="ce6" table:formula="of:=SUM([.B10:.N10])/13" office:value-type="float" office:value="58.8461538461539" calcext:value-type="float">
            <text:p>59</text:p>
          </table:table-cell>
          <table:table-cell table:style-name="ce8" table:formula="of:=([.O10]*SUM([Encuadre.B$1:.B$2]))/[Encuadre.B$5]" office:value-type="float" office:value="44.1346153846154" calcext:value-type="float">
            <text:p>44</text:p>
          </table:table-cell>
          <table:table-cell table:style-name="ce5" table:formula="of:=(50/15)*13+50" office:value-type="float" office:value="93.3333333333333" calcext:value-type="float">
            <text:p>93</text:p>
          </table:table-cell>
          <table:table-cell table:style-name="ce8" table:formula="of:=([.Q10]*[Encuadre.B$3])/[Encuadre.B$5]" office:value-type="float" office:value="18.6666666666667" calcext:value-type="float">
            <text:p>19</text:p>
          </table:table-cell>
          <table:table-cell table:style-name="ce2"/>
          <table:table-cell table:style-name="ce8" table:formula="of:=SUM([.P10];[.R10];[.S10])" office:value-type="float" office:value="62.8012820512821" calcext:value-type="float">
            <text:p>6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6" table:formula="of:=SUM([.B11:.N11])/13" office:value-type="float" office:value="89.6153846153846" calcext:value-type="float">
            <text:p>90</text:p>
          </table:table-cell>
          <table:table-cell table:style-name="ce8" table:formula="of:=([.O11]*SUM([Encuadre.B$1:.B$2]))/[Encuadre.B$5]" office:value-type="float" office:value="67.2115384615385" calcext:value-type="float">
            <text:p>67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8" table:formula="of:=([.Q11]*[Encuadre.B$3])/[Encuadre.B$5]" office:value-type="float" office:value="8" calcext:value-type="float">
            <text:p>8</text:p>
          </table:table-cell>
          <table:table-cell table:style-name="ce2"/>
          <table:table-cell table:style-name="ce8" table:formula="of:=SUM([.P11];[.R11];[.S11])" office:value-type="float" office:value="75.2115384615385" calcext:value-type="float">
            <text:p>7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2" office:value-type="float" office:value="80" calcext:value-type="float">
            <text:p>80</text:p>
          </table:table-cell>
          <table:table-cell table:style-name="ce6" table:formula="of:=SUM([.B12:.N12])/13" office:value-type="float" office:value="60" calcext:value-type="float">
            <text:p>60</text:p>
          </table:table-cell>
          <table:table-cell table:style-name="ce8" table:formula="of:=([.O12]*SUM([Encuadre.B$1:.B$2]))/[Encuadre.B$5]" office:value-type="float" office:value="45" calcext:value-type="float">
            <text:p>45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8" table:formula="of:=([.Q12]*[Encuadre.B$3])/[Encuadre.B$5]" office:value-type="float" office:value="9.33333333333334" calcext:value-type="float">
            <text:p>9</text:p>
          </table:table-cell>
          <table:table-cell table:style-name="ce2"/>
          <table:table-cell table:style-name="ce8" table:formula="of:=SUM([.P12];[.R12];[.S12])" office:value-type="float" office:value="54.3333333333333" calcext:value-type="float">
            <text:p>5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5"/>
          <table:table-cell table:style-name="ce6" table:formula="of:=SUM([.B13:.N13])/13" office:value-type="float" office:value="15" calcext:value-type="float">
            <text:p>15</text:p>
          </table:table-cell>
          <table:table-cell table:style-name="ce8" table:formula="of:=([.O13]*SUM([Encuadre.B$1:.B$2]))/[Encuadre.B$5]" office:value-type="float" office:value="11.25" calcext:value-type="float">
            <text:p>11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8" table:formula="of:=([.Q13]*[Encuadre.B$3])/[Encuadre.B$5]" office:value-type="float" office:value="6" calcext:value-type="float">
            <text:p>6</text:p>
          </table:table-cell>
          <table:table-cell table:style-name="ce2"/>
          <table:table-cell table:style-name="ce9" table:formula="of:=SUM([.P13];[.R13];[.S13])" office:value-type="float" office:value="17.25" calcext:value-type="float">
            <text:p>1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6" table:formula="of:=SUM([.B14:.N14])/13" office:value-type="float" office:value="65.7692307692308" calcext:value-type="float">
            <text:p>66</text:p>
          </table:table-cell>
          <table:table-cell table:style-name="ce8" table:formula="of:=([.O14]*SUM([Encuadre.B$1:.B$2]))/[Encuadre.B$5]" office:value-type="float" office:value="49.3269230769231" calcext:value-type="float">
            <text:p>49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8" table:formula="of:=([.Q14]*[Encuadre.B$3])/[Encuadre.B$5]" office:value-type="float" office:value="9.33333333333334" calcext:value-type="float">
            <text:p>9</text:p>
          </table:table-cell>
          <table:table-cell table:style-name="ce2"/>
          <table:table-cell table:style-name="ce8" table:formula="of:=SUM([.P14];[.R14];[.S14])" office:value-type="float" office:value="58.6602564102564" calcext:value-type="float">
            <text:p>5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5"/>
          <table:table-cell table:style-name="ce6" table:formula="of:=SUM([.B15:.N15])/13" office:value-type="float" office:value="30" calcext:value-type="float">
            <text:p>30</text:p>
          </table:table-cell>
          <table:table-cell table:style-name="ce8" table:formula="of:=([.O15]*SUM([Encuadre.B$1:.B$2]))/[Encuadre.B$5]" office:value-type="float" office:value="22.5" calcext:value-type="float">
            <text:p>23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8" table:formula="of:=([.Q15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9" table:formula="of:=SUM([.P15];[.R15];[.S15])" office:value-type="float" office:value="29.1666666666667" calcext:value-type="float">
            <text:p>2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6" table:formula="of:=SUM([.B16:.N16])/13" office:value-type="float" office:value="37.6923076923077" calcext:value-type="float">
            <text:p>38</text:p>
          </table:table-cell>
          <table:table-cell table:style-name="ce8" table:formula="of:=([.O16]*SUM([Encuadre.B$1:.B$2]))/[Encuadre.B$5]" office:value-type="float" office:value="28.2692307692308" calcext:value-type="float">
            <text:p>28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8" table:formula="of:=([.Q16]*[Encuadre.B$3])/[Encuadre.B$5]" office:value-type="float" office:value="19.3333333333333" calcext:value-type="float">
            <text:p>19</text:p>
          </table:table-cell>
          <table:table-cell table:style-name="ce2"/>
          <table:table-cell table:style-name="ce8" table:formula="of:=SUM([.P16];[.R16];[.S16])" office:value-type="float" office:value="47.6025641025641" calcext:value-type="float">
            <text:p>4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50/15)*8" office:value-type="float" office:value="26.666666666666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6" table:formula="of:=SUM([.B17:.N17])/13" office:value-type="float" office:value="68.5897435897436" calcext:value-type="float">
            <text:p>69</text:p>
          </table:table-cell>
          <table:table-cell table:style-name="ce8" table:formula="of:=([.O17]*SUM([Encuadre.B$1:.B$2]))/[Encuadre.B$5]" office:value-type="float" office:value="51.4423076923077" calcext:value-type="float">
            <text:p>51</text:p>
          </table:table-cell>
          <table:table-cell table:style-name="ce4"/>
          <table:table-cell table:style-name="ce8" table:formula="of:=([.Q17]*[Encuadre.B$3])/[Encuadre.B$5]" office:value-type="float" office:value="0" calcext:value-type="float">
            <text:p>0</text:p>
          </table:table-cell>
          <table:table-cell table:style-name="ce2"/>
          <table:table-cell table:style-name="ce8" table:formula="of:=SUM([.P17];[.R17];[.S17])" office:value-type="float" office:value="51.4423076923077" calcext:value-type="float">
            <text:p>5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6" table:formula="of:=SUM([.B18:.N18])/13" office:value-type="float" office:value="58.4615384615385" calcext:value-type="float">
            <text:p>58</text:p>
          </table:table-cell>
          <table:table-cell table:style-name="ce8" table:formula="of:=([.O18]*SUM([Encuadre.B$1:.B$2]))/[Encuadre.B$5]" office:value-type="float" office:value="43.8461538461539" calcext:value-type="float">
            <text:p>44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8" table:formula="of:=([.Q18]*[Encuadre.B$3])/[Encuadre.B$5]" office:value-type="float" office:value="8" calcext:value-type="float">
            <text:p>8</text:p>
          </table:table-cell>
          <table:table-cell table:style-name="ce2"/>
          <table:table-cell table:style-name="ce9" table:formula="of:=SUM([.P18];[.R18];[.S18])" office:value-type="float" office:value="51.8461538461539" calcext:value-type="float">
            <text:p>5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6" table:formula="of:=SUM([.B19:.N19])/13" office:value-type="float" office:value="90.3846153846154" calcext:value-type="float">
            <text:p>90</text:p>
          </table:table-cell>
          <table:table-cell table:style-name="ce8" table:formula="of:=([.O19]*SUM([Encuadre.B$1:.B$2]))/[Encuadre.B$5]" office:value-type="float" office:value="67.7884615384616" calcext:value-type="float">
            <text:p>68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8" table:formula="of:=([.Q19]*[Encuadre.B$3])/[Encuadre.B$5]" office:value-type="float" office:value="19.3333333333333" calcext:value-type="float">
            <text:p>19</text:p>
          </table:table-cell>
          <table:table-cell table:style-name="ce2"/>
          <table:table-cell table:style-name="ce8" table:formula="of:=SUM([.P19];[.R19];[.S19])" office:value-type="float" office:value="87.1217948717949" calcext:value-type="float">
            <text:p>87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8:09:06.5022507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1-26T08:15:39.788835724</dc:date>
    <meta:editing-duration>PT11H23M40S</meta:editing-duration>
    <meta:editing-cycles>54</meta:editing-cycles>
    <meta:generator>LibreOffice/5.1.6.2$Linux_X86_64 LibreOffice_project/10m0$Build-2</meta:generator>
    <meta:document-statistic meta:table-count="2" meta:cell-count="247" meta:object-count="0"/>
  </office:meta>
</office:document-meta>
</file>